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start="" draw:fill="none" draw:textarea-vertical-align="middle"/>
    </style:style>
    <style:style style:name="gr10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21.3cm" svg:x="1.4cm" svg:y="2.7cm">
          <text:p text:style-name="P1">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0.9cm" svg:height="0.9cm" svg:x="4.5cm" svg:y="8.8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2.3cm" svg:y1="9.2cm" svg:x2="4.6cm" svg:y2="9.2cm">
          <text:p/>
        </draw:line>
        <draw:frame draw:style-name="gr3" draw:layer="layout" svg:width="0.8cm" svg:height="0.996cm" svg:x="2.8cm" svg:y="8.5cm">
          <draw:text-box>
            <text:p>\</text:p>
          </draw:text-box>
        </draw:frame>
        <draw:custom-shape draw:style-name="gr1" draw:text-style-name="P1" draw:layer="layout" svg:width="0.9cm" svg:height="0.9cm" svg:x="4.5cm" svg:y="8.8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6.8cm" svg:y="7.7cm">
          <text:p text:style-name="P1">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9.1cm" svg:y="7.7cm">
          <text:p text:style-name="P1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1.4cm" svg:y="7.7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3.6cm" svg:y="7.7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6.8cm" svg:y="13.2cm">
          <text:p text:style-name="P1">1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9.1cm" svg:y="13.2cm">
          <text:p text:style-name="P1">1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1.4cm" svg:y="13.2cm">
          <text:p text:style-name="P1">1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3.6cm" svg:y="13.2cm">
          <text:p text:style-name="P1">1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6.8cm" svg:y="10.4cm">
          <text:p text:style-name="P1">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9.1cm" svg:y="10.4cm">
          <text:p text:style-name="P1">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1.4cm" svg:y="10.4cm">
          <text:p text:style-name="P1">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3.6cm" svg:y="10.4cm">
          <text:p text:style-name="P1">9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5.4cm" svg:y1="9.3cm" svg:x2="6.8cm" svg:y2="8.1cm">
          <text:p/>
        </draw:line>
        <draw:line draw:style-name="gr2" draw:text-style-name="P1" draw:layer="layout" svg:x1="7.7cm" svg:y1="8.1cm" svg:x2="9.1cm" svg:y2="8.1cm">
          <text:p/>
        </draw:line>
        <draw:line draw:style-name="gr2" draw:text-style-name="P1" draw:layer="layout" svg:x1="10cm" svg:y1="8.2cm" svg:x2="11.4cm" svg:y2="8.2cm">
          <text:p/>
        </draw:line>
        <draw:line draw:style-name="gr2" draw:text-style-name="P1" draw:layer="layout" svg:x1="12.3cm" svg:y1="8.2cm" svg:x2="13.6cm" svg:y2="8.2cm">
          <text:p/>
        </draw:line>
        <draw:line draw:style-name="gr2" draw:text-style-name="P1" draw:layer="layout" svg:x1="5.4cm" svg:y1="9.3cm" svg:x2="6.8cm" svg:y2="10.8cm">
          <text:p/>
        </draw:line>
        <draw:line draw:style-name="gr2" draw:text-style-name="P1" draw:layer="layout" svg:x1="7.7cm" svg:y1="10.832cm" svg:x2="9.1cm" svg:y2="10.817cm">
          <text:p/>
        </draw:line>
        <draw:line draw:style-name="gr2" draw:text-style-name="P1" draw:layer="layout" svg:x1="10.001cm" svg:y1="10.907cm" svg:x2="11.401cm" svg:y2="10.892cm">
          <text:p/>
        </draw:line>
        <draw:line draw:style-name="gr2" draw:text-style-name="P1" draw:layer="layout" svg:x1="12.3cm" svg:y1="10.882cm" svg:x2="13.6cm" svg:y2="10.868cm">
          <text:p/>
        </draw:line>
        <draw:line draw:style-name="gr2" draw:text-style-name="P1" draw:layer="layout" svg:x1="14.1cm" svg:y1="11.3cm" svg:x2="14.1cm" svg:y2="13.1cm">
          <text:p/>
        </draw:line>
        <draw:line draw:style-name="gr2" draw:text-style-name="P1" draw:layer="layout" svg:x1="13.701cm" svg:y1="13.656cm" svg:x2="12.301cm" svg:y2="13.683cm">
          <text:p/>
        </draw:line>
        <draw:line draw:style-name="gr2" draw:text-style-name="P1" draw:layer="layout" svg:x1="11.399cm" svg:y1="13.6cm" svg:x2="9.999cm" svg:y2="13.627cm">
          <text:p/>
        </draw:line>
        <draw:line draw:style-name="gr2" draw:text-style-name="P1" draw:layer="layout" svg:x1="9.1cm" svg:y1="13.645cm" svg:x2="7.8cm" svg:y2="13.67cm">
          <text:p/>
        </draw:line>
        <draw:frame draw:style-name="gr4" draw:layer="layout" svg:width="0.8cm" svg:height="0.996cm" svg:x="5.6cm" svg:y="8.1cm">
          <draw:text-box>
            <text:p>u</text:p>
          </draw:text-box>
        </draw:frame>
        <draw:frame draw:style-name="gr5" draw:layer="layout" svg:width="0.968cm" svg:height="0.996cm" svg:x="5.5cm" svg:y="10.5cm">
          <draw:text-box>
            <text:p>U</text:p>
          </draw:text-box>
        </draw:frame>
        <draw:frame draw:style-name="gr6" draw:layer="layout" svg:width="2.06cm" svg:height="0.996cm" svg:x="7.4cm" svg:y="6.8cm">
          <draw:text-box>
            <text:p>hexd</text:p>
          </draw:text-box>
        </draw:frame>
        <draw:frame draw:style-name="gr6" draw:layer="layout" svg:width="2.06cm" svg:height="0.996cm" svg:x="9.64cm" svg:y="6.812cm">
          <draw:text-box>
            <text:p>hexd</text:p>
          </draw:text-box>
        </draw:frame>
        <draw:frame draw:style-name="gr6" draw:layer="layout" svg:width="2.06cm" svg:height="0.996cm" svg:x="11.8cm" svg:y="6.812cm">
          <draw:text-box>
            <text:p>hexd</text:p>
          </draw:text-box>
        </draw:frame>
        <draw:frame draw:style-name="gr6" draw:layer="layout" svg:width="2.06cm" svg:height="0.996cm" svg:x="12.04cm" svg:y="9.5cm">
          <draw:text-box>
            <text:p>hexd</text:p>
          </draw:text-box>
        </draw:frame>
        <draw:frame draw:style-name="gr6" draw:layer="layout" svg:width="2.06cm" svg:height="0.996cm" svg:x="9.64cm" svg:y="9.312cm">
          <draw:text-box>
            <text:p>hexd</text:p>
          </draw:text-box>
        </draw:frame>
        <draw:frame draw:style-name="gr7" draw:layer="layout" svg:width="2.06cm" svg:height="0.996cm" svg:x="7.24cm" svg:y="9.512cm">
          <draw:text-box>
            <text:p>hexd</text:p>
          </draw:text-box>
        </draw:frame>
        <draw:frame draw:style-name="gr7" draw:layer="layout" svg:width="2.06cm" svg:height="0.996cm" svg:x="13.9cm" svg:y="11.6cm">
          <draw:text-box>
            <text:p>hexd</text:p>
          </draw:text-box>
        </draw:frame>
        <draw:frame draw:style-name="gr7" draw:layer="layout" svg:width="2.06cm" svg:height="0.996cm" svg:x="11.9cm" svg:y="12.212cm">
          <draw:text-box>
            <text:p>hexd</text:p>
          </draw:text-box>
        </draw:frame>
        <draw:frame draw:style-name="gr7" draw:layer="layout" svg:width="2.06cm" svg:height="0.996cm" svg:x="9.74cm" svg:y="12.2cm">
          <draw:text-box>
            <text:p>hexd</text:p>
          </draw:text-box>
        </draw:frame>
        <draw:frame draw:style-name="gr7" draw:layer="layout" svg:width="2.06cm" svg:height="0.996cm" svg:x="7.3cm" svg:y="12.212cm">
          <draw:text-box>
            <text:p>hexd</text:p>
          </draw:text-box>
        </draw:frame>
        <draw:line draw:style-name="gr2" draw:text-style-name="P1" draw:layer="layout" svg:x1="14.6cm" svg:y1="8.2cm" svg:x2="16.1cm" svg:y2="8.2cm">
          <text:p/>
        </draw:line>
        <draw:custom-shape draw:style-name="gr1" draw:text-style-name="P1" draw:layer="layout" svg:width="0.9cm" svg:height="0.9cm" svg:x="16.1cm" svg:y="7.7cm">
          <text:p text:style-name="P1">0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layer="layout" svg:width="2.06cm" svg:height="0.996cm" svg:x="14.24cm" svg:y="6.712cm">
          <draw:text-box>
            <text:p>hexd</text:p>
          </draw:text-box>
        </draw:frame>
        <draw:line draw:style-name="gr2" draw:text-style-name="P1" draw:layer="layout" svg:x1="6.8cm" svg:y1="13.7cm" svg:x2="2.3cm" svg:y2="13.8cm">
          <text:p/>
        </draw:line>
        <draw:frame draw:style-name="gr7" draw:layer="layout" svg:width="2.06cm" svg:height="0.996cm" svg:x="3.6cm" svg:y="12.412cm">
          <draw:text-box>
            <text:p>hexd</text:p>
          </draw:text-box>
        </draw:frame>
        <draw:custom-shape draw:style-name="gr1" draw:text-style-name="P1" draw:layer="layout" svg:width="0.9cm" svg:height="0.9cm" svg:x="3.7cm" svg:y="15.5cm">
          <text:p text:style-name="P1">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6cm" svg:y="15.5cm">
          <text:p text:style-name="P1">1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8.3cm" svg:y="15.5cm">
          <text:p text:style-name="P1">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4.6cm" svg:y1="15.932cm" svg:x2="6cm" svg:y2="15.917cm">
          <text:p/>
        </draw:line>
        <draw:line draw:style-name="gr2" draw:text-style-name="P1" draw:layer="layout" svg:x1="6.901cm" svg:y1="16.007cm" svg:x2="8.301cm" svg:y2="15.992cm">
          <text:p/>
        </draw:line>
        <draw:line draw:style-name="gr2" draw:text-style-name="P1" draw:layer="layout" svg:x1="2.3cm" svg:y1="15.9cm" svg:x2="3.7cm" svg:y2="15.885cm">
          <text:p/>
        </draw:line>
        <draw:frame draw:style-name="gr5" draw:layer="layout" svg:width="0.841cm" svg:height="0.996cm" svg:x="2.6cm" svg:y="14.8cm">
          <draw:text-box>
            <text:p>?</text:p>
          </draw:text-box>
        </draw:frame>
        <draw:frame draw:style-name="gr5" draw:layer="layout" svg:width="0.841cm" svg:height="0.996cm" svg:x="5cm" svg:y="15cm">
          <draw:text-box>
            <text:p>?</text:p>
          </draw:text-box>
        </draw:frame>
        <draw:frame draw:style-name="gr5" draw:layer="layout" svg:width="1.861cm" svg:height="0.996cm" svg:x="6.7cm" svg:y="14.612cm">
          <draw:text-box>
            <text:p>=/...</text:p>
          </draw:text-box>
        </draw:frame>
        <draw:custom-shape draw:style-name="gr1" draw:text-style-name="P1" draw:layer="layout" svg:width="0.9cm" svg:height="0.9cm" svg:x="6.8cm" svg:y="7.7cm">
          <text:p text:style-name="P1">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9.1cm" svg:y="7.7cm">
          <text:p text:style-name="P1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1.4cm" svg:y="7.7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3.6cm" svg:y="7.7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7cm" svg:y1="8.1cm" svg:x2="9.1cm" svg:y2="8.1cm">
          <text:p/>
        </draw:line>
        <draw:line draw:style-name="gr2" draw:text-style-name="P1" draw:layer="layout" svg:x1="10cm" svg:y1="8.2cm" svg:x2="11.4cm" svg:y2="8.2cm">
          <text:p/>
        </draw:line>
        <draw:line draw:style-name="gr2" draw:text-style-name="P1" draw:layer="layout" svg:x1="12.3cm" svg:y1="8.2cm" svg:x2="13.6cm" svg:y2="8.2cm">
          <text:p/>
        </draw:line>
        <draw:frame draw:style-name="gr6" draw:layer="layout" svg:width="2.06cm" svg:height="0.996cm" svg:x="7.4cm" svg:y="6.8cm">
          <draw:text-box>
            <text:p>hexd</text:p>
          </draw:text-box>
        </draw:frame>
        <draw:frame draw:style-name="gr6" draw:layer="layout" svg:width="2.06cm" svg:height="0.996cm" svg:x="9.64cm" svg:y="6.812cm">
          <draw:text-box>
            <text:p>hexd</text:p>
          </draw:text-box>
        </draw:frame>
        <draw:frame draw:style-name="gr6" draw:layer="layout" svg:width="2.06cm" svg:height="0.996cm" svg:x="11.8cm" svg:y="6.812cm">
          <draw:text-box>
            <text:p>hexd</text:p>
          </draw:text-box>
        </draw:frame>
        <draw:line draw:style-name="gr2" draw:text-style-name="P1" draw:layer="layout" svg:x1="14.6cm" svg:y1="8.2cm" svg:x2="16.1cm" svg:y2="8.2cm">
          <text:p/>
        </draw:line>
        <draw:custom-shape draw:style-name="gr1" draw:text-style-name="P1" draw:layer="layout" svg:width="0.9cm" svg:height="0.9cm" svg:x="16.1cm" svg:y="7.7cm">
          <text:p text:style-name="P1">0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layer="layout" svg:width="2.06cm" svg:height="0.996cm" svg:x="14.24cm" svg:y="6.712cm">
          <draw:text-box>
            <text:p>hexd</text:p>
          </draw:text-box>
        </draw:frame>
        <draw:custom-shape draw:style-name="gr1" draw:text-style-name="P1" draw:layer="layout" svg:width="0.9cm" svg:height="0.9cm" svg:x="10.9cm" svg:y="24.7cm">
          <text:p text:style-name="P1">1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3.2cm" svg:y="24.7cm">
          <text:p text:style-name="P1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5.5cm" svg:y="24.7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7.7cm" svg:y="24.7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1.8cm" svg:y1="25.1cm" svg:x2="13.2cm" svg:y2="25.1cm">
          <text:p/>
        </draw:line>
        <draw:line draw:style-name="gr2" draw:text-style-name="P1" draw:layer="layout" svg:x1="14.1cm" svg:y1="25.2cm" svg:x2="15.5cm" svg:y2="25.2cm">
          <text:p/>
        </draw:line>
        <draw:line draw:style-name="gr2" draw:text-style-name="P1" draw:layer="layout" svg:x1="16.4cm" svg:y1="25.2cm" svg:x2="17.7cm" svg:y2="25.2cm">
          <text:p/>
        </draw:line>
        <draw:custom-shape draw:style-name="gr1" draw:text-style-name="P1" draw:layer="layout" svg:width="0.9cm" svg:height="0.9cm" svg:x="13.2cm" svg:y="24.7cm">
          <text:p text:style-name="P1">4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5.5cm" svg:y="24.7cm">
          <text:p text:style-name="P1">4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7.7cm" svg:y="24.7cm">
          <text:p text:style-name="P1">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1.8cm" svg:y1="25.1cm" svg:x2="13.2cm" svg:y2="25.1cm">
          <text:p/>
        </draw:line>
        <draw:line draw:style-name="gr2" draw:text-style-name="P1" draw:layer="layout" svg:x1="14.1cm" svg:y1="25.2cm" svg:x2="15.5cm" svg:y2="25.2cm">
          <text:p/>
        </draw:line>
        <draw:line draw:style-name="gr2" draw:text-style-name="P1" draw:layer="layout" svg:x1="11.6cm" svg:y1="24.7cm" svg:x2="12.6cm" svg:y2="21.6cm">
          <text:p/>
        </draw:line>
        <draw:line draw:style-name="gr2" draw:text-style-name="P1" draw:layer="layout" svg:x1="9.5cm" svg:y1="25.1cm" svg:x2="10.9cm" svg:y2="25.1cm">
          <text:p/>
        </draw:line>
        <draw:custom-shape draw:style-name="gr1" draw:text-style-name="P1" draw:layer="layout" svg:width="0.9cm" svg:height="0.9cm" svg:x="13.3cm" svg:y="28.2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5.5cm" svg:y="28.2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4.2cm" svg:y1="28.7cm" svg:x2="15.5cm" svg:y2="28.7cm">
          <text:p/>
        </draw:line>
        <draw:custom-shape draw:style-name="gr1" draw:text-style-name="P1" draw:layer="layout" svg:width="0.9cm" svg:height="0.9cm" svg:x="13.3cm" svg:y="28.2cm">
          <text:p text:style-name="P1">3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5.5cm" svg:y="28.2cm">
          <text:p text:style-name="P1">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4.2cm" svg:y1="28.7cm" svg:x2="15.5cm" svg:y2="28.7cm">
          <text:p/>
        </draw:line>
        <draw:line draw:style-name="gr2" draw:text-style-name="P1" draw:layer="layout" svg:x1="11.8cm" svg:y1="25.6cm" svg:x2="13.3cm" svg:y2="28.8cm">
          <text:p/>
        </draw:line>
        <draw:frame draw:style-name="gr5" draw:layer="layout" svg:width="0.718cm" svg:height="0.996cm" svg:x="9.8cm" svg:y="24.2cm">
          <draw:text-box>
            <text:p>/</text:p>
          </draw:text-box>
        </draw:frame>
        <draw:frame draw:style-name="gr5" draw:layer="layout" svg:width="0.82cm" svg:height="0.996cm" svg:x="12.2cm" svg:y="24.3cm">
          <draw:text-box>
            <text:p>*</text:p>
          </draw:text-box>
        </draw:frame>
        <draw:frame draw:style-name="gr5" draw:layer="layout" svg:width="0.82cm" svg:height="0.996cm" svg:x="14.5cm" svg:y="24.5cm">
          <draw:text-box>
            <text:p>*</text:p>
          </draw:text-box>
        </draw:frame>
        <draw:frame draw:style-name="gr5" draw:layer="layout" svg:width="0.718cm" svg:height="0.996cm" svg:x="16.5cm" svg:y="24.2cm">
          <draw:text-box>
            <text:p>/</text:p>
          </draw:text-box>
        </draw:frame>
        <draw:frame draw:style-name="gr5" draw:layer="layout" svg:width="0.718cm" svg:height="0.996cm" svg:x="11.7cm" svg:y="26.512cm">
          <draw:text-box>
            <text:p>/</text:p>
          </draw:text-box>
        </draw:frame>
        <draw:frame draw:style-name="gr5" draw:layer="layout" svg:width="2.073cm" svg:height="0.996cm" svg:x="14.027cm" svg:y="27.412cm">
          <draw:text-box>
            <text:p>0x0a</text:p>
          </draw:text-box>
        </draw:frame>
        <draw:path draw:style-name="gr8" draw:text-style-name="P1" draw:layer="layout" svg:width="0.813cm" svg:height="0.827cm" svg:x="13.2cm" svg:y="23.873cm" svg:viewBox="0 0 814 828" svg:d="m500 828c400-400 400-400 100-701s-600 0-600 201 301 399 301 399">
          <text:p/>
        </draw:path>
        <draw:frame draw:style-name="gr5" draw:layer="layout" svg:width="1.67cm" svg:height="0.996cm" svg:x="6.38cm" svg:y="16.6cm">
          <draw:text-box>
            <text:p>any</text:p>
          </draw:text-box>
        </draw:frame>
        <draw:frame draw:style-name="gr5" draw:layer="layout" svg:width="0.82cm" svg:height="0.996cm" svg:x="8.1cm" svg:y="16.312cm">
          <draw:text-box>
            <text:p>*</text:p>
          </draw:text-box>
        </draw:frame>
        <draw:path draw:style-name="gr8" draw:text-style-name="P1" draw:layer="layout" svg:width="0.813cm" svg:height="0.827cm" svg:x="15.6cm" svg:y="23.9cm" svg:viewBox="0 0 814 828" svg:d="m500 828c400-400 400-400 100-701s-600 0-600 201 301 399 301 399">
          <text:p/>
        </draw:path>
        <draw:line draw:style-name="gr2" draw:text-style-name="P1" draw:layer="layout" svg:x1="15.4cm" svg:y1="25.5cm" svg:x2="14.1cm" svg:y2="25.5cm">
          <text:p/>
        </draw:line>
        <draw:frame draw:style-name="gr5" draw:layer="layout" svg:width="2.195cm" svg:height="0.996cm" svg:x="14.4cm" svg:y="26cm">
          <draw:text-box>
            <text:p>other</text:p>
          </draw:text-box>
        </draw:frame>
        <draw:custom-shape draw:style-name="gr1" draw:text-style-name="P1" draw:layer="layout" svg:width="0.9cm" svg:height="0.9cm" svg:x="12.5cm" svg:y="17.4cm">
          <text:p text:style-name="P1">2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4.8cm" svg:y="17.4cm">
          <text:p text:style-name="P1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7.1cm" svg:y="17.4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9.3cm" svg:y="17.4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4cm" svg:y1="17.8cm" svg:x2="14.8cm" svg:y2="17.8cm">
          <text:p/>
        </draw:line>
        <draw:line draw:style-name="gr2" draw:text-style-name="P1" draw:layer="layout" svg:x1="15.7cm" svg:y1="17.9cm" svg:x2="17.1cm" svg:y2="17.9cm">
          <text:p/>
        </draw:line>
        <draw:line draw:style-name="gr2" draw:text-style-name="P1" draw:layer="layout" svg:x1="18cm" svg:y1="17.9cm" svg:x2="19.3cm" svg:y2="17.9cm">
          <text:p/>
        </draw:line>
        <draw:custom-shape draw:style-name="gr1" draw:text-style-name="P1" draw:layer="layout" svg:width="0.9cm" svg:height="0.9cm" svg:x="14.8cm" svg:y="17.4cm">
          <text:p text:style-name="P1">2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7.1cm" svg:y="17.4cm">
          <text:p text:style-name="P1">2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9.3cm" svg:y="17.4cm">
          <text:p text:style-name="P1">23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4cm" svg:y1="17.8cm" svg:x2="14.8cm" svg:y2="17.8cm">
          <text:p/>
        </draw:line>
        <draw:line draw:style-name="gr2" draw:text-style-name="P1" draw:layer="layout" svg:x1="15.7cm" svg:y1="17.9cm" svg:x2="17.1cm" svg:y2="17.9cm">
          <text:p/>
        </draw:line>
        <draw:line draw:style-name="gr2" draw:text-style-name="P1" draw:layer="layout" svg:x1="18cm" svg:y1="17.9cm" svg:x2="19.3cm" svg:y2="17.9cm">
          <text:p/>
        </draw:line>
        <draw:frame draw:style-name="gr5" draw:layer="layout" svg:width="0.832cm" svg:height="0.996cm" svg:x="13.8cm" svg:y="17cm">
          <draw:text-box>
            <text:p>“</text:p>
          </draw:text-box>
        </draw:frame>
        <draw:frame draw:style-name="gr5" draw:layer="layout" svg:width="0.752cm" svg:height="0.996cm" svg:x="16cm" svg:y="16.912cm">
          <draw:text-box>
            <text:p>(</text:p>
          </draw:text-box>
        </draw:frame>
        <draw:frame draw:style-name="gr5" draw:layer="layout" svg:width="0.752cm" svg:height="0.996cm" svg:x="18.1cm" svg:y="16.9cm">
          <draw:text-box>
            <text:p>)</text:p>
          </draw:text-box>
        </draw:frame>
        <draw:path draw:style-name="gr8" draw:text-style-name="P1" draw:layer="layout" svg:width="0.813cm" svg:height="0.827cm" svg:x="14.8cm" svg:y="16.573cm" svg:viewBox="0 0 814 828" svg:d="m500 828c400-400 400-400 100-701s-600 0-600 201 301 399 301 399">
          <text:p/>
        </draw:path>
        <draw:path draw:style-name="gr8" draw:text-style-name="P1" draw:layer="layout" svg:width="0.813cm" svg:height="0.827cm" svg:x="17.2cm" svg:y="16.6cm" svg:viewBox="0 0 814 828" svg:d="m500 828c400-400 400-400 100-701s-600 0-600 201 301 399 301 399">
          <text:p/>
        </draw:path>
        <draw:line draw:style-name="gr2" draw:text-style-name="P1" draw:layer="layout" svg:x1="11cm" svg:y1="17.9cm" svg:x2="12.4cm" svg:y2="17.9cm">
          <text:p/>
        </draw:line>
        <draw:frame draw:style-name="gr5" draw:layer="layout" svg:width="0.942cm" svg:height="0.996cm" svg:x="11.158cm" svg:y="16.912cm">
          <draw:text-box>
            <text:p>R</text:p>
          </draw:text-box>
        </draw:frame>
        <draw:frame draw:style-name="gr5" draw:layer="layout" svg:width="2.534cm" svg:height="0.996cm" svg:x="13.966cm" svg:y="15.6cm">
          <draw:text-box>
            <text:p>d-char</text:p>
          </draw:text-box>
        </draw:frame>
        <draw:frame draw:style-name="gr5" draw:layer="layout" svg:width="2.352cm" svg:height="0.996cm" svg:x="16.548cm" svg:y="15.504cm">
          <draw:text-box>
            <text:p>r-char</text:p>
          </draw:text-box>
        </draw:frame>
        <draw:frame draw:style-name="gr5" draw:layer="layout" svg:width="4.766cm" svg:height="1.741cm" svg:x="14cm" svg:y="19.7cm">
          <draw:text-box>
            <text:p>匹配delimiter</text:p>
            <text:p>若成功</text:p>
          </draw:text-box>
        </draw:frame>
        <draw:line draw:style-name="gr2" draw:text-style-name="P1" draw:layer="layout" svg:x1="19.7cm" svg:y1="19.4cm" svg:x2="11cm" svg:y2="19.5cm">
          <text:p/>
        </draw:line>
        <draw:line draw:style-name="gr8" draw:text-style-name="P1" draw:layer="layout" svg:x1="19.7cm" svg:y1="19.4cm" svg:x2="19.7cm" svg:y2="18.3cm">
          <text:p/>
        </draw:line>
        <draw:frame draw:style-name="gr5" draw:layer="layout" svg:width="0.832cm" svg:height="0.996cm" svg:x="16.9cm" svg:y="18.8cm">
          <draw:text-box>
            <text:p>“</text:p>
          </draw:text-box>
        </draw:frame>
        <draw:line draw:style-name="gr2" draw:text-style-name="P1" draw:layer="layout" svg:x1="19.3cm" svg:y1="18.2cm" svg:x2="18cm" svg:y2="18.2cm">
          <text:p/>
        </draw:line>
        <draw:frame draw:style-name="gr5" draw:layer="layout" svg:width="1.772cm" svg:height="0.996cm" svg:x="18cm" svg:y="18.4cm">
          <draw:text-box>
            <text:p>失败</text:p>
          </draw:text-box>
        </draw:frame>
        <draw:line draw:style-name="gr9" draw:text-style-name="P1" draw:layer="layout" svg:x1="15.2cm" svg:y1="18.3cm" svg:x2="15.2cm" svg:y2="18.8cm">
          <text:p/>
        </draw:line>
        <draw:line draw:style-name="gr10" draw:text-style-name="P1" draw:layer="layout" svg:x1="15.2cm" svg:y1="18.8cm" svg:x2="11.1cm" svg:y2="18.8cm">
          <text:p/>
        </draw:line>
        <draw:custom-shape draw:style-name="gr1" draw:text-style-name="P1" draw:layer="layout" svg:width="0.9cm" svg:height="0.9cm" svg:x="10.9cm" svg:y="24.7cm">
          <text:p text:style-name="P1">1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10.9cm" svg:y="24.7cm">
          <text:p text:style-name="P1">4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9cm" svg:height="0.9cm" svg:x="6.7cm" svg:y="4.8cm">
          <text:p text:style-name="P1">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5.4cm" svg:y1="8.7cm" svg:x2="6.6cm" svg:y2="5.4cm">
          <text:p/>
        </draw:line>
        <draw:frame draw:style-name="gr5" draw:layer="layout" svg:width="2.073cm" svg:height="0.996cm" svg:x="4cm" svg:y="6.104cm">
          <draw:text-box>
            <text:p>0x0a</text:p>
          </draw:text-box>
        </draw:frame>
        <draw:frame draw:style-name="gr5" draw:layer="layout" svg:width="2.526cm" svg:height="0.996cm" svg:x="12.227cm" svg:y="22.6cm">
          <draw:text-box>
            <text:p>=,el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ministrator </meta:initial-creator>
    <meta:creation-date>2013-08-25T16:24:48</meta:creation-date>
    <dc:date>2014-03-07T22:22:45.689509766</dc:date>
    <meta:editing-duration>PT39M24S</meta:editing-duration>
    <meta:editing-cycles>7</meta:editing-cycles>
    <meta:generator>LibreOffice/4.1.3.2$Linux_X86_64 LibreOffice_project/410m0$Build-2</meta:generator>
    <meta:document-statistic meta:object-count="137"/>
  </office:meta>
</office:document-meta>
</file>